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3.568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2.845cm"/>
    </style:style>
    <style:style style:name="co7" style:family="table-column">
      <style:table-column-properties fo:break-before="auto" style:column-width="1.374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3.078cm"/>
    </style:style>
    <style:style style:name="co11" style:family="table-column">
      <style:table-column-properties fo:break-before="auto" style:column-width="3.119cm"/>
    </style:style>
    <style:style style:name="co12" style:family="table-column">
      <style:table-column-properties fo:break-before="auto" style:column-width="3.281cm"/>
    </style:style>
    <style:style style:name="co13" style:family="table-column">
      <style:table-column-properties fo:break-before="auto" style:column-width="7.24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36"/>
    <style:style style:name="ce2" style:family="table-cell" style:parent-style-name="Default" style:data-style-name="N10104"/>
  </office:automatic-styles>
  <office:body>
    <office:spreadsheet>
      <table:table table:name="Cont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º</text:p>
          </table:table-cell>
          <table:table-cell office:value-type="string" calcext:value-type="string">
            <text:p>Data de Vencimento</text:p>
          </table:table-cell>
          <table:table-cell office:value-type="string" calcext:value-type="string">
            <text:p>Tipo da Cont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alor Original (R$)</text:p>
          </table:table-cell>
          <table:table-cell office:value-type="string" calcext:value-type="string">
            <text:p>Valor Pago (R$)</text:p>
          </table:table-cell>
          <table:table-cell office:value-type="string" calcext:value-type="string">
            <text:p>Pago?</text:p>
          </table:table-cell>
          <table:table-cell office:value-type="string" calcext:value-type="string">
            <text:p>Data de Pagamento</text:p>
          </table:table-cell>
          <table:table-cell office:value-type="string" calcext:value-type="string">
            <text:p>Melhor Data de Pagamento</text:p>
          </table:table-cell>
          <table:table-cell office:value-type="string" calcext:value-type="string">
            <text:p>Está em Atraso?</text:p>
          </table:table-cell>
          <table:table-cell office:value-type="string" calcext:value-type="string">
            <text:p>Tipo de Atraso</text:p>
          </table:table-cell>
          <table:table-cell office:value-type="string" calcext:value-type="string">
            <text:p>Houve Negociação?</text:p>
          </table:table-cell>
          <table:table-cell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5/06/2025</text:p>
          </table:table-cell>
          <table:table-cell office:value-type="string" calcext:value-type="string">
            <text:p>Aluguel</text:p>
          </table:table-cell>
          <table:table-cell office:value-type="string" calcext:value-type="string">
            <text:p>Casa</text:p>
          </table:table-cell>
          <table:table-cell table:number-columns-repeated="2" office:value-type="string" calcext:value-type="string">
            <text:p>1200.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08/06/2025</text:p>
          </table:table-cell>
          <table:table-cell table:formula="of:=IF(DAY([.B2])&lt;=7;DATE(YEAR([.B2]);MONTH([.B2]);8);IF(DAY([.B2])&lt;=14;DATE(YEAR([.B2]);MONTH([.B2]);15);DATE(YEAR([.B2]);MONTH([.B2]);30)))" office:value-type="date" office:date-value="2025-06-08" calcext:value-type="date">
            <text:p>08/06/2025</text:p>
          </table:table-cell>
          <table:table-cell table:formula="of:=IF(AND([.G2]=&quot;Não&quot;; TODAY()&gt;[.B2]); &quot;Sim&quot;; &quot;Não&quot;)" office:value-type="string" office:string-value="Não" calcext:value-type="string">
            <text:p>Não</text:p>
          </table:table-cell>
          <table:table-cell table:formula="of:=IF(AND([.J2]=&quot;Sim&quot;;TODAY()-[.B2]&lt;=7);&quot;Pequeno&quot;;IF(AND([.J2]=&quot;Sim&quot;;TODAY()-[.B2]&lt;=15);&quot;Médio&quot;;IF([.J2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ago com benefício do INS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08/06/202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Casa do Irmão</text:p>
          </table:table-cell>
          <table:table-cell table:number-columns-repeated="2" office:value-type="string" calcext:value-type="string">
            <text:p>75.3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08/06/2025</text:p>
          </table:table-cell>
          <table:table-cell table:formula="of:=IF(DAY([.B3])&lt;=7;DATE(YEAR([.B3]);MONTH([.B3]);8);IF(DAY([.B3])&lt;=14;DATE(YEAR([.B3]);MONTH([.B3]);15);DATE(YEAR([.B3]);MONTH([.B3]);30)))" office:value-type="date" office:date-value="2025-06-15" calcext:value-type="date">
            <text:p>15/06/2025</text:p>
          </table:table-cell>
          <table:table-cell table:formula="of:=IF(AND([.G3]=&quot;Não&quot;; TODAY()&gt;[.B3]); &quot;Sim&quot;; &quot;Não&quot;)" office:value-type="string" office:string-value="Não" calcext:value-type="string">
            <text:p>Não</text:p>
          </table:table-cell>
          <table:table-cell table:formula="of:=IF(AND([.J3]=&quot;Sim&quot;;TODAY()-[.B3]&lt;=7);&quot;Pequeno&quot;;IF(AND([.J3]=&quot;Sim&quot;;TODAY()-[.B3]&lt;=15);&quot;Médio&quot;;IF([.J3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Conta de mai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0/06/202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Casa</text:p>
          </table:table-cell>
          <table:table-cell table:number-columns-repeated="2" office:value-type="string" calcext:value-type="string">
            <text:p>198.45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5/06/2025</text:p>
          </table:table-cell>
          <table:table-cell table:formula="of:=IF(DAY([.B4])&lt;=7;DATE(YEAR([.B4]);MONTH([.B4]);8);IF(DAY([.B4])&lt;=14;DATE(YEAR([.B4]);MONTH([.B4]);15);DATE(YEAR([.B4]);MONTH([.B4]);30)))" office:value-type="date" office:date-value="2025-06-15" calcext:value-type="date">
            <text:p>15/06/2025</text:p>
          </table:table-cell>
          <table:table-cell table:formula="of:=IF(AND([.G4]=&quot;Não&quot;; TODAY()&gt;[.B4]); &quot;Sim&quot;; &quot;Não&quot;)" office:value-type="string" office:string-value="Não" calcext:value-type="string">
            <text:p>Não</text:p>
          </table:table-cell>
          <table:table-cell table:formula="of:=IF(AND([.J4]=&quot;Sim&quot;;TODAY()-[.B4]&lt;=7);&quot;Pequeno&quot;;IF(AND([.J4]=&quot;Sim&quot;;TODAY()-[.B4]&lt;=15);&quot;Médio&quot;;IF([.J4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Pago no adiantamento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5/06/2025</text:p>
          </table:table-cell>
          <table:table-cell office:value-type="string" calcext:value-type="string">
            <text:p>Condomínio</text:p>
          </table:table-cell>
          <table:table-cell office:value-type="string" calcext:value-type="string">
            <text:p>Casa</text:p>
          </table:table-cell>
          <table:table-cell table:number-columns-repeated="2" office:value-type="string" calcext:value-type="string">
            <text:p>420.0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5/06/2025</text:p>
          </table:table-cell>
          <table:table-cell table:formula="of:=IF(DAY([.B5])&lt;=7;DATE(YEAR([.B5]);MONTH([.B5]);8);IF(DAY([.B5])&lt;=14;DATE(YEAR([.B5]);MONTH([.B5]);15);DATE(YEAR([.B5]);MONTH([.B5]);30)))" office:value-type="date" office:date-value="2025-06-30" calcext:value-type="date">
            <text:p>30/06/2025</text:p>
          </table:table-cell>
          <table:table-cell table:formula="of:=IF(AND([.G5]=&quot;Não&quot;; TODAY()&gt;[.B5]); &quot;Sim&quot;; &quot;Não&quot;)" office:value-type="string" office:string-value="Não" calcext:value-type="string">
            <text:p>Não</text:p>
          </table:table-cell>
          <table:table-cell table:formula="of:=IF(AND([.J5]=&quot;Sim&quot;;TODAY()-[.B5]&lt;=7);&quot;Pequeno&quot;;IF(AND([.J5]=&quot;Sim&quot;;TODAY()-[.B5]&lt;=15);&quot;Médio&quot;;IF([.J5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Regula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0/06/202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asa do Irmão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  <table:table-cell table:formula="of:=IF(DAY([.B6])&lt;=7;DATE(YEAR([.B6]);MONTH([.B6]);8);IF(DAY([.B6])&lt;=14;DATE(YEAR([.B6]);MONTH([.B6]);15);DATE(YEAR([.B6]);MONTH([.B6]);30)))" office:value-type="date" office:date-value="2025-06-30" calcext:value-type="date">
            <text:p>30/06/2025</text:p>
          </table:table-cell>
          <table:table-cell table:formula="of:=IF(AND([.G6]=&quot;Não&quot;; TODAY()&gt;[.B6]); &quot;Sim&quot;; &quot;Não&quot;)" office:value-type="string" office:string-value="Não" calcext:value-type="string">
            <text:p>Não</text:p>
          </table:table-cell>
          <table:table-cell table:formula="of:=IF(AND([.J6]=&quot;Sim&quot;;TODAY()-[.B6]&lt;=7);&quot;Pequeno&quot;;IF(AND([.J6]=&quot;Sim&quot;;TODAY()-[.B6]&lt;=15);&quot;Médio&quot;;IF([.J6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A pagar com salário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7/06/2025</text:p>
          </table:table-cell>
          <table:table-cell office:value-type="string" calcext:value-type="string">
            <text:p>Cartão de Crédito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95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  <table:table-cell table:formula="of:=IF(DAY([.B7])&lt;=7;DATE(YEAR([.B7]);MONTH([.B7]);8);IF(DAY([.B7])&lt;=14;DATE(YEAR([.B7]);MONTH([.B7]);15);DATE(YEAR([.B7]);MONTH([.B7]);30)))" office:value-type="date" office:date-value="2025-06-30" calcext:value-type="date">
            <text:p>30/06/2025</text:p>
          </table:table-cell>
          <table:table-cell table:formula="of:=IF(AND([.G7]=&quot;Não&quot;; TODAY()&gt;[.B7]); &quot;Sim&quot;; &quot;Não&quot;)" office:value-type="string" office:string-value="Não" calcext:value-type="string">
            <text:p>Não</text:p>
          </table:table-cell>
          <table:table-cell table:formula="of:=IF(AND([.J7]=&quot;Sim&quot;;TODAY()-[.B7]&lt;=7);&quot;Pequeno&quot;;IF(AND([.J7]=&quot;Sim&quot;;TODAY()-[.B7]&lt;=15);&quot;Médio&quot;;IF([.J7]=&quot;Sim&quot;;&quot;Grande&quot;;&quot;&quot;)))">
            <text:p/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Em negociação com banco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02/07/202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Casa</text:p>
          </table:table-cell>
          <table:table-cell table:number-columns-repeated="2" office:value-type="string" calcext:value-type="string">
            <text:p>89.9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5/07/2025</text:p>
          </table:table-cell>
          <table:table-cell table:formula="of:=IF(DAY([.B8])&lt;=7;DATE(YEAR([.B8]);MONTH([.B8]);8);IF(DAY([.B8])&lt;=14;DATE(YEAR([.B8]);MONTH([.B8]);15);DATE(YEAR([.B8]);MONTH([.B8]);30)))" office:value-type="date" office:date-value="2025-07-08" calcext:value-type="date">
            <text:p>08/07/2025</text:p>
          </table:table-cell>
          <table:table-cell table:formula="of:=IF(AND([.G8]=&quot;Não&quot;; TODAY()&gt;[.B8]); &quot;Sim&quot;; &quot;Não&quot;)" office:value-type="string" office:string-value="Não" calcext:value-type="string">
            <text:p>Não</text:p>
          </table:table-cell>
          <table:table-cell table:formula="of:=IF(AND([.J8]=&quot;Sim&quot;;TODAY()-[.B8]&lt;=7);&quot;Pequeno&quot;;IF(AND([.J8]=&quot;Sim&quot;;TODAY()-[.B8]&lt;=15);&quot;Médio&quot;;IF([.J8]=&quot;Sim&quot;;&quot;Grande&quot;;&quot;&quot;)))">
            <text:p/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go com juros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05/07/2025</text:p>
          </table:table-cell>
          <table:table-cell office:value-type="string" calcext:value-type="string">
            <text:p>Aluguel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  <table:table-cell table:formula="of:=IF(DAY([.B9])&lt;=7;DATE(YEAR([.B9]);MONTH([.B9]);8);IF(DAY([.B9])&lt;=14;DATE(YEAR([.B9]);MONTH([.B9]);15);DATE(YEAR([.B9]);MONTH([.B9]);30)))" office:value-type="date" office:date-value="2025-07-08" calcext:value-type="date">
            <text:p>08/07/2025</text:p>
          </table:table-cell>
          <table:table-cell table:formula="of:=IF(AND([.G9]=&quot;Não&quot;; TODAY()&gt;[.B9]); &quot;Sim&quot;; &quot;Não&quot;)" office:value-type="string" office:string-value="Não" calcext:value-type="string">
            <text:p>Não</text:p>
          </table:table-cell>
          <table:table-cell table:formula="of:=IF(AND([.J9]=&quot;Sim&quot;;TODAY()-[.B9]&lt;=7);&quot;Pequeno&quot;;IF(AND([.J9]=&quot;Sim&quot;;TODAY()-[.B9]&lt;=15);&quot;Médio&quot;;IF([.J9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5/07/2025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Casa do Irmão</text:p>
          </table:table-cell>
          <table:table-cell office:value-type="string" calcext:value-type="string">
            <text:p>160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  <table:table-cell table:formula="of:=IF(DAY([.B10])&lt;=7;DATE(YEAR([.B10]);MONTH([.B10]);8);IF(DAY([.B10])&lt;=14;DATE(YEAR([.B10]);MONTH([.B10]);15);DATE(YEAR([.B10]);MONTH([.B10]);30)))" office:value-type="date" office:date-value="2025-07-30" calcext:value-type="date">
            <text:p>30/07/2025</text:p>
          </table:table-cell>
          <table:table-cell table:formula="of:=IF(AND([.G10]=&quot;Não&quot;; TODAY()&gt;[.B10]); &quot;Sim&quot;; &quot;Não&quot;)" office:value-type="string" office:string-value="Não" calcext:value-type="string">
            <text:p>Não</text:p>
          </table:table-cell>
          <table:table-cell table:formula="of:=IF(AND([.J10]=&quot;Sim&quot;;TODAY()-[.B10]&lt;=7);&quot;Pequeno&quot;;IF(AND([.J10]=&quot;Sim&quot;;TODAY()-[.B10]&lt;=15);&quot;Médio&quot;;IF([.J10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Esperando adiantamento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5/07/2025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  <table:table-cell table:formula="of:=IF(DAY([.B11])&lt;=7;DATE(YEAR([.B11]);MONTH([.B11]);8);IF(DAY([.B11])&lt;=14;DATE(YEAR([.B11]);MONTH([.B11]);15);DATE(YEAR([.B11]);MONTH([.B11]);30)))" office:value-type="date" office:date-value="2025-07-30" calcext:value-type="date">
            <text:p>30/07/2025</text:p>
          </table:table-cell>
          <table:table-cell table:formula="of:=IF(AND([.G11]=&quot;Não&quot;; TODAY()&gt;[.B11]); &quot;Sim&quot;; &quot;Não&quot;)" office:value-type="string" office:string-value="Não" calcext:value-type="string">
            <text:p>Não</text:p>
          </table:table-cell>
          <table:table-cell table:formula="of:=IF(AND([.J11]=&quot;Sim&quot;;TODAY()-[.B11]&lt;=7);&quot;Pequeno&quot;;IF(AND([.J11]=&quot;Sim&quot;;TODAY()-[.B11]&lt;=15);&quot;Médio&quot;;IF([.J11]=&quot;Sim&quot;;&quot;Grande&quot;;&quot;&quot;)))">
            <text:p/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/>
          </table:table-cell>
        </table:table-row>
        <table:table-row table:style-name="ro1" table:number-rows-repeated="104856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dc:date>2025-06-26T18:02:18.456401500</dc:date>
    <meta:editing-duration>PT25M4S</meta:editing-duration>
    <meta:editing-cycles>3</meta:editing-cycles>
    <meta:document-statistic meta:table-count="1" meta:cell-count="143" meta:object-count="0"/>
  </office:meta>
</office:document-meta>
</file>